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OpenSymbol" svg:font-family="OpenSymbol"/>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lwgTypewriter" svg:font-family="TlwgTypewriter"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6pt" style:font-size-asian="16pt" style:font-size-complex="16pt"/>
    </style:style>
    <style:style style:name="P5" style:family="paragraph" style:parent-style-name="Standard">
      <style:paragraph-properties fo:line-height="200%" fo:text-align="center" style:justify-single-word="false"/>
      <style:text-properties fo:font-size="16pt" officeooo:rsid="00095921" officeooo:paragraph-rsid="00095921" style:font-size-asian="16pt" style:font-size-complex="16pt"/>
    </style:style>
    <style:style style:name="P6" style:family="paragraph" style:parent-style-name="Standard">
      <style:paragraph-properties fo:line-height="200%" fo:text-align="center" style:justify-single-word="false"/>
      <style:text-properties officeooo:rsid="0037cb62" officeooo:paragraph-rsid="0037cb62"/>
    </style:style>
    <style:style style:name="P7" style:family="paragraph" style:parent-style-name="Standard" style:master-page-name="Standard">
      <style:paragraph-properties fo:line-height="200%" fo:text-align="center" style:justify-single-word="false" style:page-number="auto"/>
    </style:style>
    <style:style style:name="P8" style:family="paragraph" style:parent-style-name="Standard">
      <style:paragraph-properties fo:margin-top="0.0693in" fo:margin-bottom="0.0693in" style:contextual-spacing="false" fo:line-height="200%" fo:orphans="2" fo:widows="2" fo:break-before="page">
        <style:tab-stops>
          <style:tab-stop style:position="0.5in"/>
        </style:tab-stops>
      </style:paragraph-properties>
      <style:text-properties style:text-underline-style="solid" style:text-underline-width="auto" style:text-underline-color="font-color" fo:font-weight="bold" officeooo:rsid="0046c224" officeooo:paragraph-rsid="0046c224" style:font-name-asian="Times New Roman1" style:language-asian="ko" style:country-asian="KR" style:font-weight-asian="bold" style:font-name-complex="Times New Roman1" style:language-complex="ar" style:country-complex="SA" style:font-weight-complex="bold"/>
    </style:style>
    <style:style style:name="P9"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paragraph-rsid="0046c224" style:font-name-asian="Times New Roman1" style:language-asian="ko" style:country-asian="KR" style:font-name-complex="Times New Roman1" style:language-complex="ar" style:country-complex="SA"/>
    </style:style>
    <style:style style:name="P10"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rsid="0046c224" officeooo:paragraph-rsid="0046c224" style:font-name-asian="Times New Roman1" style:language-asian="ko" style:country-asian="KR" style:font-name-complex="Times New Roman1" style:language-complex="ar" style:country-complex="SA"/>
    </style:style>
    <style:style style:name="P11"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none" fo:font-weight="normal" officeooo:rsid="0046c224" officeooo:paragraph-rsid="0046c224" style:font-name-asian="Times New Roman1" style:language-asian="ko" style:country-asian="KR" style:font-weight-asian="normal" style:font-name-complex="Times New Roman1" style:language-complex="ar" style:country-complex="SA" style:font-weight-complex="normal"/>
    </style:style>
    <style:style style:name="P12"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none" fo:font-weight="normal" officeooo:rsid="0046c224" officeooo:paragraph-rsid="00471512" style:font-name-asian="Times New Roman1" style:language-asian="ko" style:country-asian="KR" style:font-weight-asian="normal" style:font-name-complex="Times New Roman1" style:language-complex="ar" style:country-complex="SA" style:font-weight-complex="normal"/>
    </style:style>
    <style:style style:name="P13"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none" fo:font-weight="normal" officeooo:rsid="0046c224" officeooo:paragraph-rsid="0049162c" style:font-name-asian="Times New Roman1" style:language-asian="ko" style:country-asian="KR" style:font-weight-asian="normal" style:font-name-complex="Times New Roman1" style:language-complex="ar" style:country-complex="SA" style:font-weight-complex="normal"/>
    </style:style>
    <style:style style:name="P14" style:family="paragraph" style:parent-style-name="Standard">
      <style:paragraph-properties fo:line-height="200%" fo:text-align="center" style:justify-single-word="false"/>
      <style:text-properties fo:font-size="16pt" officeooo:paragraph-rsid="0046c224" style:font-size-asian="16pt" style:font-size-complex="16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officeooo:rsid="0046c224" style:font-size-asian="12pt" style:font-size-complex="12pt"/>
    </style:style>
    <style:style style:name="T4" style:family="text">
      <style:text-properties fo:font-size="12pt" officeooo:rsid="00471512" style:font-size-asian="12pt" style:font-size-complex="12pt"/>
    </style:style>
    <style:style style:name="T5" style:family="text">
      <style:text-properties fo:font-size="12pt" officeooo:rsid="00473dad" style:font-size-asian="12pt" style:font-size-complex="12pt"/>
    </style:style>
    <style:style style:name="T6" style:family="text">
      <style:text-properties fo:font-size="12pt" officeooo:rsid="0049162c"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12pt" style:text-underline-style="solid" style:text-underline-width="auto" style:text-underline-color="font-color" fo:font-weight="bold" style:font-size-asian="12pt" style:font-weight-asian="bold" style:font-size-complex="12pt"/>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12pt" style:text-underline-style="none" fo:font-weight="normal" style:font-size-asian="12pt" style:font-weight-asian="normal" style:font-size-complex="12pt" style:font-weight-complex="normal"/>
    </style:style>
    <style:style style:name="T12" style:family="text">
      <style:text-properties officeooo:rsid="0046c224"/>
    </style:style>
    <style:style style:name="T13" style:family="text">
      <style:text-properties officeooo:rsid="00473d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4">Kennesaw State University</text:p>
      <text:p text:style-name="P3"/>
      <text:p text:style-name="P4">Department of Computer Science</text:p>
      <text:p text:style-name="P3"/>
      <text:p text:style-name="P14"><text:span text:style-name="T12">CS4850</text:span> Advanced Topics in Computer Science</text:p>
      <text:p text:style-name="P6"/>
      <text:p text:style-name="P14"><text:span text:style-name="T12">Questions</text:span> <text:span text:style-name="T13">1</text:span>: <text:span text:style-name="T12">Computer Science Senior Project</text:span></text:p>
      <text:p text:style-name="P2"/>
      <text:p text:style-name="P4">Michael Hug</text:p>
      <text:p text:style-name="P3"/>
      <text:p text:style-name="P3"><text:a xlink:type="simple" xlink:href="mailto:hmichae4@students.kennesaw.edu"><text:span text:style-name="Internet_20_link"><text:span text:style-name="T1">hmichae4@students.kennesaw.edu</text:span></text:span></text:a></text:p>
      <text:p text:style-name="P3"/>
      <text:p text:style-name="P5"><text:span text:style-name="T12">25</text:span> <text:span text:style-name="T12">August </text:span>201<text:span text:style-name="T12">4</text:span></text:p>
      <text:p text:style-name="P8">Proposed Questions</text:p>
      <text:p text:style-name="P9"><text:span text:style-name="T3">1) What is a software development PROCESS? Why is it important?</text:span></text:p>
      <text:p text:style-name="P10"><text:span text:style-name="T2">2) What are the differences between </text:span><text:span text:style-name="T7">validation</text:span><text:span text:style-name="T2"> and </text:span><text:span text:style-name="T7">verification</text:span><text:span text:style-name="T2">?</text:span></text:p>
      <text:p text:style-name="P10"><text:span text:style-name="T2">3) What are the differences between a software </text:span><text:span text:style-name="T7">lifecycle</text:span><text:span text:style-name="T2"> and a software development </text:span><text:span text:style-name="T7">process</text:span><text:span text:style-name="T2">?</text:span></text:p>
      <text:p text:style-name="P10"><text:span text:style-name="T2">4) What are software </text:span><text:span text:style-name="T10">prototypes</text:span><text:span text:style-name="T2">? What advantages are there to produce prototypes in a software development process?</text:span></text:p>
      <text:p text:style-name="P10"><text:span text:style-name="T9">What is a software development PROCESS? Why is it important?</text:span></text:p>
      <text:p text:style-name="P13"><text:span text:style-name="T2"><text:tab/>The software development process is </text:span><text:span text:style-name="T6">a process</text:span><text:span text:style-name="T2"> to divide the development into separate distinct pieces.</text:span></text:p>
      <text:p text:style-name="P13"><text:span text:style-name="T2"><text:tab/>These separate distinct pieces can be achieved at different rates and time frames and possibility by multiple parties. </text:span><text:span text:style-name="T4">Many different methodologies can be used to execute the software development process. A short and non-exhaustive list is : Waterfall, Incremental, Iterative, Spiral, Scrum. </text:span></text:p>
      <text:p text:style-name="P12"><text:span text:style-name="T4"><text:tab/>The software development process is important because it enables better management of software development projects. Without a software development process a group of developers would focus on disjointed sections of the project and at different rates. Using a software development process synchronizes developers and allows them to collaborate at the same rate and time frame. The software development process also forces the developers to focus on one piece of the project at a time. The software development process does not allow any one piece of the project to evolve too quickly ensure that every appropriate step is completed in a appropriate order. </text:span></text:p>
      <text:p text:style-name="P10"><text:span text:style-name="T9">What are the differences between validation and verification?</text:span></text:p>
      <text:p text:style-name="P11"><text:soft-page-break/><text:span text:style-name="T2"><text:tab/></text:span><text:span text:style-name="T4">Software validation checks that the software is solving the correct problem.</text:span></text:p>
      <text:p text:style-name="P11"><text:span text:style-name="T4"><text:tab/>Software verification checks that the software is correctly solving the problem.</text:span></text:p>
      <text:p text:style-name="P11"><text:span text:style-name="T4"><text:tab/></text:span><text:span text:style-name="T5">The difference between the validation and verification is important to understand. Software can be correct but not solve the desired problem, this software would be verified without being validated. The basic idea is that validation ensures the correct problem is being solved, verification ensures that the problem is being solved correctly. Validation and verification can (and should) be executed by disparate groups without knowledge of each other.</text:span></text:p>
      <text:p text:style-name="P10"><text:span text:style-name="T9">What are the differences between a software lifecycle and a software development process?</text:span></text:p>
      <text:p text:style-name="P11"><text:span text:style-name="T2"><text:tab/></text:span><text:span text:style-name="T5">Software lifecycle is the entire time that software will be developed, supported, and maintained.</text:span></text:p>
      <text:p text:style-name="P11"><text:span text:style-name="T5"><text:tab/>Software development process is the process of developing, supporting, and maintaining. </text:span></text:p>
      <text:p text:style-name="P11"><text:span text:style-name="T5"><text:tab/>Software could complete an entire development process for each version or patch inside or for each phase of it's lifecycle.</text:span></text:p>
      <text:p text:style-name="P10"><text:span text:style-name="T9">What are software prototypes? What advantages are there to produce prototypes in a software development process?</text:span></text:p>
      <text:p text:style-name="P11"><text:span text:style-name="T2"><text:tab/></text:span><text:span text:style-name="T5">Software prototypes are incomplete portions of the larger full featured software. There are many advantages to producing prototypes. One advantage of producing a prototype is that a prototype could be used for marketing and securing capital. Another use of a prototype is testing. Prototypes can be individually tested. Some prototypes will require more exhaustive testing, most prototypes will require different types of testing. Using prototypes allows for more concentrated testing. Prototypes can be developed to try out experimental portions of a project, </text:span><text:soft-page-break/><text:span text:style-name="T5">then that prototype can be used if it works or omitted if it is found to not be an asset to the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Lohit Hindi1" svg:font-family="'Lohit Hindi'"/>
    <style:font-face style:name="OpenSymbol" svg:font-family="OpenSymbol"/>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lwgTypewriter" svg:font-family="TlwgTypewriter"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vertical-align="baseline" style:writing-mode="lr-tb">
        <style:tab-stops/>
      </style:paragraph-properties>
      <style:text-properties fo:color="#00000a" style:font-name="Times New Roman" fo:font-family="'Times New Roman'" style:font-family-generic="roman" style:font-pitch="variable" fo:font-size="12pt" fo:language="en" fo:country="US"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style:style>
    <style:style style:name="apple-converted-space"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57"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Mpm1">
      <style:footer>
        <text:p text:style-name="MP1">Hug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2:07:00</meta:creation-date>
    <meta:initial-creator>michael</meta:initial-creator>
    <dc:date>2014-08-24T20:30:40.464215009</dc:date>
    <meta:editing-cycles>32</meta:editing-cycles>
    <meta:editing-duration>P3DT6H58M3S</meta:editing-duration>
    <meta:generator>LibreOffice/4.2.5.2$Linux_X86_64 LibreOffice_project/420m0$Build-2</meta:generator>
    <meta:document-statistic meta:table-count="0" meta:image-count="0" meta:object-count="0" meta:page-count="4" meta:paragraph-count="27" meta:word-count="527" meta:character-count="3523" meta:non-whitespace-character-count="3009"/>
    <meta:template xlink:type="simple" xlink:actuate="onRequest" xlink:title="Normal" xlink:href=""/>
  </office:meta>
</office:document-meta>
</file>